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28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3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PUSH STACK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 STACK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 PC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D PC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 ALU Z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 PERIPH</text:p>
          </table:table-cell>
          <table:table-cell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D PERIPH</text:p>
          </table:table-cell>
          <table:table-cell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 REG FILE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/>
          <table:table-cell table:style-name="Default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SH STACK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LL STACK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 P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 P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 ALU Z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 PERIPH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 PERIPH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 REG FILE</text:p>
          </table:table-cell>
          <table:table-cell table:number-columns-repeated="2"/>
          <table:table-cell table:style-name="Default"/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16:07:46.389000000</meta:creation-date>
    <dc:date>2021-07-03T16:30:19.494000000</dc:date>
    <meta:editing-duration>PT11M11S</meta:editing-duration>
    <meta:editing-cycles>2</meta:editing-cycles>
    <meta:generator>LibreOffice/7.1.3.2$Windows_X86_64 LibreOffice_project/47f78053abe362b9384784d31a6e56f8511eb1c1</meta:generator>
    <meta:document-statistic meta:table-count="1" meta:cell-count="61" meta:object-count="0"/>
  </office:meta>
</office:document-meta>
</file>